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2" style:family="graphic" style:parent-style-name="standard">
      <style:graphic-properties draw:stroke="none" draw:fill="none" fo:min-height="16.998cm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0.55cm" fo:min-width="2.4cm" draw:shadow-opacity="50%"/>
    </style:style>
    <style:style style:name="gr4" style:family="graphic" style:parent-style-name="standard">
      <style:graphic-properties draw:stroke="none" draw:opacity="50%" draw:textarea-horizontal-align="justify" draw:textarea-vertical-align="middle" draw:auto-grow-height="false" fo:min-height="0.55cm" fo:min-width="1.5cm" draw:shadow-opacity="50%"/>
    </style:style>
    <style:style style:name="gr5" style:family="graphic" style:parent-style-name="standard">
      <style:graphic-properties draw:stroke="none" draw:opacity="50%" draw:textarea-horizontal-align="justify" draw:textarea-vertical-align="middle" draw:auto-grow-height="false" fo:min-height="0.55cm" fo:min-width="1.9cm" draw:shadow-opacity="50%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276cm" fo:min-width="4.626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" draw:marker-end-width="0.45cm" svg:stroke-opacity="30%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cc66ff" draw:opacity="50%" draw:textarea-horizontal-align="justify" draw:textarea-vertical-align="middle" draw:auto-grow-height="false" fo:min-height="0.55cm" fo:min-width="9.4cm" draw:shadow-opacity="50%"/>
    </style:style>
    <style:style style:name="gr9" style:family="graphic" style:parent-style-name="standard">
      <style:graphic-properties draw:stroke="none" draw:fill-color="#cc66ff" draw:opacity="50%" draw:textarea-horizontal-align="justify" draw:textarea-vertical-align="middle" draw:auto-grow-height="false" fo:min-height="0.55cm" fo:min-width="5.5cm" draw:shadow-opacity="50%"/>
    </style:style>
    <style:style style:name="gr10" style:family="graphic" style:parent-style-name="standard">
      <style:graphic-properties draw:stroke="none" draw:fill-color="#cc66ff" draw:opacity="50%" draw:textarea-horizontal-align="justify" draw:textarea-vertical-align="middle" draw:auto-grow-height="false" fo:min-height="0.55cm" fo:min-width="3.3cm" draw:shadow-opacity="50%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276cm" fo:min-width="5.526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.55cm" fo:min-width="4cm" draw:shadow-opacity="50%"/>
    </style:style>
    <style:style style:name="gr1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276cm" fo:min-width="5.387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-color="#cc9900" draw:opacity="50%" draw:textarea-horizontal-align="justify" draw:textarea-vertical-align="middle" draw:auto-grow-height="false" fo:min-height="0.55cm" fo:min-width="17.1cm" draw:shadow-opacity="50%"/>
    </style:style>
    <style:style style:name="gr15" style:family="graphic" style:parent-style-name="standard">
      <style:graphic-properties draw:stroke="none" draw:fill-color="#cc9900" draw:opacity="50%" draw:textarea-horizontal-align="justify" draw:textarea-vertical-align="middle" draw:auto-grow-height="false" fo:min-height="0.55cm" fo:min-width="6cm" draw:shadow-opacity="50%"/>
    </style:style>
    <style:style style:name="gr16" style:family="graphic" style:parent-style-name="standard">
      <style:graphic-properties draw:stroke="none" draw:fill-color="#cc9900" draw:opacity="50%" draw:textarea-horizontal-align="justify" draw:textarea-vertical-align="middle" draw:auto-grow-height="false" fo:min-height="0.55cm" fo:min-width="20.4cm" draw:shadow-opacity="50%"/>
    </style:style>
    <style:style style:name="gr17" style:family="graphic" style:parent-style-name="standard">
      <style:graphic-properties draw:stroke="none" draw:fill-color="#cc9900" draw:opacity="50%" draw:textarea-horizontal-align="justify" draw:textarea-vertical-align="middle" draw:auto-grow-height="false" fo:min-height="0.55cm" fo:min-width="6.7cm" draw:shadow-opacity="50%"/>
    </style:style>
    <style:style style:name="gr18" style:family="graphic" style:parent-style-name="standard">
      <style:graphic-properties draw:stroke="none" draw:fill-color="#00cc33" draw:opacity="50%" draw:textarea-horizontal-align="justify" draw:textarea-vertical-align="middle" draw:auto-grow-height="false" fo:min-height="0.55cm" fo:min-width="8.2cm" draw:shadow-opacity="50%"/>
    </style:style>
    <style:style style:name="gr19" style:family="graphic" style:parent-style-name="standard">
      <style:graphic-properties draw:stroke="none" draw:fill-color="#00cc33" draw:opacity="50%" draw:textarea-horizontal-align="justify" draw:textarea-vertical-align="middle" draw:auto-grow-height="false" fo:min-height="0.55cm" fo:min-width="27.3cm" draw:shadow-opacity="50%"/>
    </style:style>
    <style:style style:name="gr20" style:family="graphic" style:parent-style-name="standard">
      <style:graphic-properties draw:stroke="none" draw:fill-color="#00cc33" draw:opacity="50%" draw:textarea-horizontal-align="justify" draw:textarea-vertical-align="middle" draw:auto-grow-height="false" fo:min-height="0.55cm" fo:min-width="6.1cm" draw:shadow-opacity="50%"/>
    </style:style>
    <style:style style:name="gr2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276cm" fo:min-width="1.971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Ricty Diminished"/>
    </style:style>
    <style:style style:name="P3" style:family="paragraph">
      <loext:graphic-properties draw:fill="none"/>
      <style:text-properties style:font-name="Ricty Diminished" fo:font-size="22pt" style:font-size-asian="22pt" style:font-size-complex="22pt"/>
    </style:style>
    <style:style style:name="P4" style:family="paragraph">
      <loext:graphic-properties draw:opacity="50%"/>
      <style:paragraph-properties fo:text-align="center"/>
    </style:style>
    <style:style style:name="P5" style:family="paragraph">
      <style:paragraph-properties fo:text-align="center"/>
      <style:text-properties style:font-name="Ricty Diminished"/>
    </style:style>
    <style:style style:name="P6" style:family="paragraph">
      <loext:graphic-properties draw:fill-color="#ffffff"/>
      <style:paragraph-properties fo:text-align="center"/>
      <style:text-properties style:font-name="Ricty Diminishe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66ff" draw:opacity="50%"/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</style:style>
    <style:style style:name="P10" style:family="paragraph">
      <loext:graphic-properties draw:fill-color="#cc9900" draw:opacity="50%"/>
      <style:paragraph-properties fo:text-align="center"/>
    </style:style>
    <style:style style:name="P11" style:family="paragraph">
      <loext:graphic-properties draw:fill-color="#00cc33" draw:opacity="50%"/>
      <style:paragraph-properties fo:text-align="center"/>
    </style:style>
    <style:style style:name="T1" style:family="text">
      <style:text-properties style:font-name="Ricty Diminish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8cm" svg:height="0.8cm" svg:x="33.9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cm" svg:height="0.8cm" svg:x="31.3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9.1cm" svg:height="17.248cm" svg:x="8.3cm" svg:y="1.052cm">
          <draw:text-box>
            <text:p text:style-name="P2"><text:span text:style-name="T1">(* Normal Function *)</text:span></text:p>
            <text:p text:style-name="P2"><text:span text:style-name="T1">fun{a:vt0p}</text:span></text:p>
            <text:p text:style-name="P2"><text:span text:style-name="T1">list_vt_reverse_append</text:span></text:p>
            <text:p text:style-name="P2"><text:span text:style-name="T1"><text:s text:c="2"/></text:span><text:span text:style-name="T1">{m,n:int} .&lt;m&gt;. (</text:span></text:p>
            <text:p text:style-name="P2"><text:span text:style-name="T1"><text:s text:c="2"/></text:span><text:span text:style-name="T1">xs1: list_vt (INV(a), m), xs2: list_vt (a, n)</text:span></text:p>
            <text:p text:style-name="P2"><text:span text:style-name="T1">) : list_vt (a, m+n)</text:span></text:p>
            <text:p text:style-name="P2"><text:span text:style-name="T1"/></text:p>
            <text:p text:style-name="P2"><text:span text:style-name="T1">(* Mixed Function *)</text:span></text:p>
            <text:p text:style-name="P2"><text:span text:style-name="T1">fun{a:vt0p}</text:span></text:p>
            <text:p text:style-name="P2"><text:span text:style-name="T1">gflist_vt_revapp</text:span></text:p>
            <text:p text:style-name="P2"><text:span text:style-name="T1"><text:s text:c="2"/></text:span><text:span text:style-name="T1">{xs1,xs2:ilist} .&lt;xs1&gt;. (</text:span></text:p>
            <text:p text:style-name="P2"><text:span text:style-name="T1"><text:s text:c="2"/></text:span><text:span text:style-name="T1">xs1: gflist_vt (INV(a), xs1), xs2: gflist_vt (a, xs2)</text:span></text:p>
            <text:p text:style-name="P2"><text:span text:style-name="T1">) : [res:ilist] (REVAPP (xs1, xs2, res) | gflist_vt (a, res))</text:span></text:p>
            <text:p text:style-name="P2"><text:span text:style-name="T1"/></text:p>
            <text:p text:style-name="P2"><text:span text:style-name="T1">(* Proof Function *)</text:span></text:p>
            <text:p text:style-name="P2"><text:span text:style-name="T1">prfun</text:span></text:p>
            <text:p text:style-name="P2"><text:span text:style-name="T1">lemma_revapp_length</text:span></text:p>
            <text:p text:style-name="P2"><text:span text:style-name="T1"><text:s text:c="2"/></text:span><text:span text:style-name="T1">{xs,ys,zs:ilist}{m,n:int} .&lt;xs&gt;. (</text:span></text:p>
            <text:p text:style-name="P2"><text:span text:style-name="T1"><text:s text:c="2"/></text:span><text:span text:style-name="T1">pf: REVAPP (xs, ys, zs), pf1len: LENGTH (xs, m), pf2len: LENGTH (ys, n)</text:span></text:p>
            <text:p text:style-name="P2"><text:span text:style-name="T1">) : LENGTH (zs, m+n)</text:span></text:p>
          </draw:text-box>
        </draw:frame>
        <draw:custom-shape draw:style-name="gr3" draw:text-style-name="P4" xml:id="id4" draw:id="id4" draw:layer="layout" svg:width="2.9cm" svg:height="0.8cm" svg:x="15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cm" svg:height="0.8cm" svg:x="13.2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2.4cm" svg:height="0.8cm" svg:x="19.4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1.8cm" svg:x="31.3cm" svg:y="3.1cm">
          <text:p text:style-name="P5"><text:span text:style-name="T1">Termination</text:span></text:p>
          <text:p text:style-name="P5"><text:span text:style-name="T1">metr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31.3cm" svg:y1="4cm" svg:x2="15.2cm" svg:y2="4cm" draw:start-shape="id1" draw:start-glue-point="3" draw:end-shape="id2" draw:end-glue-point="1" svg:d="M31300 4000h-16100" svg:viewBox="0 0 16101 1">
          <text:p/>
        </draw:connector>
        <draw:connector draw:style-name="gr7" draw:text-style-name="P7" draw:layer="layout" draw:type="curve" svg:x1="34.3cm" svg:y1="4.9cm" svg:x2="16.95cm" svg:y2="9.3cm" draw:start-shape="id3" draw:start-glue-point="2" draw:end-shape="id4" svg:d="M34300 4900c0 3300-17350 1100-17350 4400" svg:viewBox="0 0 17351 4401">
          <text:p/>
        </draw:connector>
        <draw:connector draw:style-name="gr7" draw:text-style-name="P7" draw:layer="layout" draw:type="curve" svg:x1="34.3cm" svg:y1="4.9cm" svg:x2="21.8cm" svg:y2="15.4cm" draw:start-shape="id3" draw:start-glue-point="2" draw:end-shape="id5" draw:end-glue-point="1" svg:d="M34300 4900c0 7000-4166 10500-12500 10500" svg:viewBox="0 0 12501 10501">
          <text:p/>
        </draw:connector>
        <draw:custom-shape draw:style-name="gr8" draw:text-style-name="P8" xml:id="id9" draw:id="id9" draw:layer="layout" svg:width="9.9cm" svg:height="0.8cm" svg:x="9.2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8" draw:id="id8" draw:layer="layout" svg:width="6cm" svg:height="0.8cm" svg:x="9.2cm" svg:y="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3.8cm" svg:height="0.8cm" svg:x="9.2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6" draw:id="id6" draw:layer="layout" svg:width="6.3cm" svg:height="1.8cm" svg:x="1.1cm" svg:y="12.3cm">
          <text:p text:style-name="P5"><text:span text:style-name="T1">Universal</text:span></text:p>
          <text:p text:style-name="P5"><text:span text:style-name="T1">quan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4.25cm" svg:y1="12.3cm" svg:x2="9.2cm" svg:y2="4cm" draw:start-shape="id6" draw:start-glue-point="0" draw:end-shape="id7" draw:end-glue-point="3" svg:d="M4250 12300c0-5534 1650-8300 4950-8300" svg:viewBox="0 0 4951 8301">
          <text:p/>
        </draw:connector>
        <draw:connector draw:style-name="gr7" draw:text-style-name="P7" draw:layer="layout" draw:type="curve" svg:x1="4.25cm" svg:y1="12.3cm" svg:x2="9.2cm" svg:y2="9.7cm" draw:start-shape="id6" draw:start-glue-point="0" draw:end-shape="id8" draw:end-glue-point="3" svg:d="M4250 12300c0-1734 1650-2600 4950-2600" svg:viewBox="0 0 4951 2601">
          <text:p/>
        </draw:connector>
        <draw:connector draw:style-name="gr7" draw:text-style-name="P7" draw:layer="layout" draw:type="curve" svg:x1="4.25cm" svg:y1="14.1cm" svg:x2="9.2cm" svg:y2="15.4cm" draw:start-shape="id6" draw:start-glue-point="2" draw:end-shape="id9" draw:end-glue-point="3" svg:d="M4250 14100c0 867 1650 1300 4950 1300" svg:viewBox="0 0 4951 1301">
          <text:p/>
        </draw:connector>
        <draw:custom-shape draw:style-name="gr12" draw:text-style-name="P9" xml:id="id11" draw:id="id11" draw:layer="layout" svg:width="4.5cm" svg:height="0.8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10" draw:id="id10" draw:layer="layout" svg:width="6.161cm" svg:height="1.8cm" svg:x="17cm" svg:y="12.4cm">
          <text:p text:style-name="P5"><text:span text:style-name="T1">Existential</text:span></text:p>
          <text:p text:style-name="P5"><text:span text:style-name="T1">quan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7cm" svg:y1="13.3cm" svg:x2="12.25cm" svg:y2="11.8cm" draw:start-shape="id10" draw:end-shape="id11" draw:end-glue-point="2" svg:d="M17000 13300c-3167 0-4750-500-4750-1500" svg:viewBox="0 0 4751 1501">
          <text:p/>
        </draw:connector>
        <draw:custom-shape draw:style-name="gr14" draw:text-style-name="P10" xml:id="id17" draw:id="id17" draw:layer="layout" svg:width="17.6cm" svg:height="0.8cm" svg:x="9.2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6.5cm" svg:height="0.8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6" draw:id="id16" draw:layer="layout" svg:width="20.9cm" svg:height="0.8cm" svg:x="9.2cm" svg:y="1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2cm" svg:height="0.8cm" svg:x="24.8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3" draw:id="id13" draw:layer="layout" svg:width="8.7cm" svg:height="0.8cm" svg:x="15.1cm" svg:y="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4" draw:id="id14" draw:layer="layout" svg:width="27.8cm" svg:height="0.8cm" svg:x="9.2cm" svg:y="15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cm" svg:height="0.8cm" svg:x="9.9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.4cm" svg:height="1.8cm" svg:x="25.7cm" svg:y="17.1cm">
          <text:p text:style-name="P5"><text:span text:style-name="T1">Pro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25.7cm" svg:y1="18cm" svg:x2="23.8cm" svg:y2="11.4cm" draw:start-shape="id12" draw:start-glue-point="3" draw:end-shape="id13" svg:d="M25700 18000c-1462 0-513-6600-1900-6600" svg:viewBox="0 0 1901 6601">
          <text:p/>
        </draw:connector>
        <draw:connector draw:style-name="gr7" draw:text-style-name="P7" draw:layer="layout" draw:type="curve" svg:x1="25.7cm" svg:y1="18cm" svg:x2="23.1cm" svg:y2="16.7cm" draw:start-shape="id12" draw:end-shape="id14" draw:end-glue-point="2" svg:d="M25700 18000c-1734 0-2600-433-2600-1300" svg:viewBox="0 0 2601 1301">
          <text:p/>
        </draw:connector>
        <draw:custom-shape draw:style-name="gr21" draw:text-style-name="P6" xml:id="id15" draw:id="id15" draw:layer="layout" svg:width="2.745cm" svg:height="1.8cm" svg:x="5.3cm" svg:y="6.9cm">
          <text:p text:style-name="P5"><text:span text:style-name="T1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6.672cm" svg:y1="8.7cm" svg:x2="9.2cm" svg:y2="10.6cm" draw:start-shape="id15" draw:start-glue-point="2" draw:end-shape="id16" draw:end-glue-point="3" svg:d="M6672 8700c0 1267 842 1900 2528 1900" svg:viewBox="0 0 2529 1901">
          <text:p/>
        </draw:connector>
        <draw:connector draw:style-name="gr7" draw:text-style-name="P7" draw:layer="layout" draw:type="curve" svg:x1="6.672cm" svg:y1="6.9cm" svg:x2="9.2cm" svg:y2="4.9cm" draw:start-shape="id15" draw:start-glue-point="0" draw:end-shape="id17" draw:end-glue-point="3" svg:d="M6672 6900c0-1334 842-2000 2528-2000" svg:viewBox="0 0 2529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20:42:34.399163195</meta:creation-date>
    <dc:date>2015-09-11T21:55:52.924162954</dc:date>
    <meta:editing-duration>PT1H12M52S</meta:editing-duration>
    <meta:editing-cycles>44</meta:editing-cycles>
    <meta:generator>LibreOffice/5.0.1.2.0$Linux_X86_64 LibreOffice_project/00m0$Build-2</meta:generator>
    <meta:document-statistic meta:object-count="33"/>
  </office:meta>
</office:document-meta>
</file>